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364cm"/>
    </style:style>
    <style:style style:name="Table1.B" style:family="table-column">
      <style:table-column-properties style:column-width="14.637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P17" style:family="paragraph" style:parent-style-name="Text_20_body" style:list-style-name="L16"/>
    <style:style style:name="P18" style:family="paragraph" style:parent-style-name="Text_20_body" style:list-style-name="L17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ease rank all of the KPI by political risk and define or specify why</text:p>
      <text:p text:style-name="Text_20_body">Great question — this is the <text:span text:style-name="Emphasis">“save yourself six months of pain”</text:span> step.</text:p>
      <text:p text:style-name="Text_20_body">I’ll rank <text:span text:style-name="Strong_20_Emphasis">all the KPIs you’ve named</text:span> from <text:span text:style-name="Strong_20_Emphasis">lowest to highest political risk</text:span>, and for each I’ll be explicit about <text:span text:style-name="Strong_20_Emphasis">why</text:span> they’re perceived as safe or dangerous in management contexts.</text:p>
      <text:p text:style-name="Text_20_body">I’ll use four tiers:</text:p>
      <text:list text:style-name="L1">
        <text:list-item>
          <text:p text:style-name="P2">🟢 <text:span text:style-name="Strong_20_Emphasis">Low risk</text:span> – almost never controversial</text:p>
        </text:list-item>
        <text:list-item>
          <text:p text:style-name="P2">🟡 <text:span text:style-name="Strong_20_Emphasis">Moderate risk</text:span> – needs light context</text:p>
        </text:list-item>
        <text:list-item>
          <text:p text:style-name="P2">🟠 <text:span text:style-name="Strong_20_Emphasis">High risk</text:span> – can trigger debate or misinterpretation</text:p>
        </text:list-item>
        <text:list-item>
          <text:p text:style-name="P2">🔴 <text:span text:style-name="Strong_20_Emphasis">Very high risk</text:span> – routinely weaponised or misunderstood</text:p>
        </text:list-item>
      </text:list>
      <text:p text:style-name="Horizontal_20_Line"/>
      <text:h text:style-name="Heading_20_1" text:outline-level="1">🟢 LOW POLITICAL RISK</text:h>
      <text:p text:style-name="Text_20_body"><text:span text:style-name="Emphasis">Factual, intuitive, rarely moralised</text:span></text:p>
      <text:h text:style-name="Heading_20_3" text:outline-level="3"><text:span text:style-name="Strong_20_Emphasis">1. Total loans</text:span></text:h>
      <text:p text:style-name="Text_20_body"><text:span text:style-name="Strong_20_Emphasis">Why safe:</text:span></text:p>
      <text:list text:style-name="L2">
        <text:list-item>
          <text:p text:style-name="P3">Long-established metric</text:p>
        </text:list-item>
        <text:list-item>
          <text:p text:style-name="P3">Matches expectations</text:p>
        </text:list-item>
        <text:list-item>
          <text:p text:style-name="P3">Easy to explain</text:p>
        </text:list-item>
      </text:list>
      <text:p text:style-name="Text_20_body"><text:span text:style-name="Strong_20_Emphasis">Risk trigger:</text:span><text:line-break/>Only controversial if used as sole success measure.</text:p>
      <text:p text:style-name="Horizontal_20_Line"/>
      <text:h text:style-name="Heading_20_3" text:outline-level="3"><text:span text:style-name="Strong_20_Emphasis">2. Active borrowers</text:span></text:h>
      <text:p text:style-name="Text_20_body"><text:span text:style-name="Strong_20_Emphasis">Why safe:</text:span></text:p>
      <text:list text:style-name="L3">
        <text:list-item>
          <text:p text:style-name="P4">Clear population definition</text:p>
        </text:list-item>
        <text:list-item>
          <text:p text:style-name="P4">Hard to blame individuals or teams</text:p>
        </text:list-item>
      </text:list>
      <text:p text:style-name="Text_20_body"><text:span text:style-name="Strong_20_Emphasis">Risk trigger:</text:span><text:line-break/>None, if definition is stated.</text:p>
      <text:p text:style-name="Horizontal_20_Line"/>
      <text:h text:style-name="Heading_20_3" text:outline-level="3"><text:span text:style-name="Strong_20_Emphasis">3. New items added</text:span></text:h>
      <text:p text:style-name="Text_20_body"><text:span text:style-name="Strong_20_Emphasis">Why safe:</text:span></text:p>
      <text:list text:style-name="L4">
        <text:list-item>
          <text:p text:style-name="P5">Purely descriptive</text:p>
        </text:list-item>
        <text:list-item>
          <text:p text:style-name="P5">Reflects activity, not outcomes</text:p>
        </text:list-item>
      </text:list>
      <text:p text:style-name="Text_20_body"><text:soft-page-break/><text:span text:style-name="Strong_20_Emphasis">Risk trigger:</text:span><text:line-break/>Only when paired (poorly) with use metrics.</text:p>
      <text:p text:style-name="Horizontal_20_Line"/>
      <text:h text:style-name="Heading_20_3" text:outline-level="3"><text:span text:style-name="Strong_20_Emphasis">4. Holds placed</text:span></text:h>
      <text:p text:style-name="Text_20_body"><text:span text:style-name="Strong_20_Emphasis">Why safe:</text:span></text:p>
      <text:list text:style-name="L5">
        <text:list-item>
          <text:p text:style-name="P6">Signals demand, not failure</text:p>
        </text:list-item>
        <text:list-item>
          <text:p text:style-name="P6">Often used positively</text:p>
        </text:list-item>
      </text:list>
      <text:p text:style-name="Text_20_body"><text:span text:style-name="Strong_20_Emphasis">Risk trigger:</text:span><text:line-break/>None; rarely challenged.</text:p>
      <text:p text:style-name="Horizontal_20_Line"/>
      <text:h text:style-name="Heading_20_3" text:outline-level="3"><text:span text:style-name="Strong_20_Emphasis">5. Loans by branch / location</text:span></text:h>
      <text:p text:style-name="Text_20_body"><text:span text:style-name="Strong_20_Emphasis">Why safe:</text:span></text:p>
      <text:list text:style-name="L6">
        <text:list-item>
          <text:p text:style-name="P7">Comparative but not accusatory</text:p>
        </text:list-item>
        <text:list-item>
          <text:p text:style-name="P7">Operationally familiar</text:p>
        </text:list-item>
      </text:list>
      <text:p text:style-name="Text_20_body"><text:span text:style-name="Strong_20_Emphasis">Risk trigger:</text:span><text:line-break/>If interpreted as performance ranking without context.</text:p>
      <text:p text:style-name="Horizontal_20_Line"/>
      <text:h text:style-name="Heading_20_3" text:outline-level="3"><text:span text:style-name="Strong_20_Emphasis">6. Loans by item type</text:span></text:h>
      <text:p text:style-name="Text_20_body"><text:span text:style-name="Strong_20_Emphasis">Why safe:</text:span></text:p>
      <text:list text:style-name="L7">
        <text:list-item>
          <text:p text:style-name="P8">Descriptive breakdown</text:p>
        </text:list-item>
        <text:list-item>
          <text:p text:style-name="P8">Helps planning</text:p>
        </text:list-item>
      </text:list>
      <text:p text:style-name="Text_20_body"><text:span text:style-name="Strong_20_Emphasis">Risk trigger:</text:span><text:line-break/>Minimal; can support strategic narratives.</text:p>
      <text:p text:style-name="Horizontal_20_Line"/>
      <text:h text:style-name="Heading_20_3" text:outline-level="3"><text:span text:style-name="Strong_20_Emphasis">7. Loans by borrower category</text:span></text:h>
      <text:p text:style-name="Text_20_body"><text:span text:style-name="Strong_20_Emphasis">Why safe:</text:span></text:p>
      <text:list text:style-name="L8">
        <text:list-item>
          <text:p text:style-name="P9">Equity-focused</text:p>
        </text:list-item>
        <text:list-item>
          <text:p text:style-name="P9">Policy-aligned</text:p>
        </text:list-item>
      </text:list>
      <text:p text:style-name="Text_20_body"><text:span text:style-name="Strong_20_Emphasis">Risk trigger:</text:span><text:line-break/>Only if used to justify exclusionary policies.</text:p>
      <text:p text:style-name="Horizontal_20_Line"/>
      <text:h text:style-name="Heading_20_1" text:outline-level="1"><text:soft-page-break/>🟡 MODERATE POLITICAL RISK</text:h>
      <text:p text:style-name="Text_20_body"><text:span text:style-name="Emphasis">Technically sound, but interpretation-sensitive</text:span></text:p>
      <text:h text:style-name="Heading_20_3" text:outline-level="3"><text:span text:style-name="Strong_20_Emphasis">8. Loans per active borrower</text:span></text:h>
      <text:p text:style-name="Text_20_body"><text:span text:style-name="Strong_20_Emphasis">Why moderate:</text:span></text:p>
      <text:list text:style-name="L9">
        <text:list-item>
          <text:p text:style-name="P10">Can be framed as “overuse” or “underuse”</text:p>
        </text:list-item>
        <text:list-item>
          <text:p text:style-name="P10">Sensitive to cohort size</text:p>
        </text:list-item>
      </text:list>
      <text:p text:style-name="Text_20_body"><text:span text:style-name="Strong_20_Emphasis">Risk trigger:</text:span><text:line-break/>When compared across periods without context.</text:p>
      <text:p text:style-name="Horizontal_20_Line"/>
      <text:h text:style-name="Heading_20_3" text:outline-level="3"><text:span text:style-name="Strong_20_Emphasis">9. Renewals count</text:span></text:h>
      <text:p text:style-name="Text_20_body"><text:span text:style-name="Strong_20_Emphasis">Why moderate:</text:span></text:p>
      <text:list text:style-name="L10">
        <text:list-item>
          <text:p text:style-name="P11">Strongly affected by auto-renewal rules</text:p>
        </text:list-item>
        <text:list-item>
          <text:p text:style-name="P11">Easy to misread as demand</text:p>
        </text:list-item>
      </text:list>
      <text:p text:style-name="Text_20_body"><text:span text:style-name="Strong_20_Emphasis">Risk trigger:</text:span><text:line-break/>Policy changes masquerading as behaviour change.</text:p>
      <text:p text:style-name="Horizontal_20_Line"/>
      <text:h text:style-name="Heading_20_3" text:outline-level="3"><text:span text:style-name="Strong_20_Emphasis">10. Withdrawn / deleted items</text:span></text:h>
      <text:p text:style-name="Text_20_body"><text:span text:style-name="Strong_20_Emphasis">Why moderate:</text:span></text:p>
      <text:list text:style-name="L11">
        <text:list-item>
          <text:p text:style-name="P12">Can be framed as “loss” or “cleanup”</text:p>
        </text:list-item>
        <text:list-item>
          <text:p text:style-name="P12">Policy-dependent</text:p>
        </text:list-item>
      </text:list>
      <text:p text:style-name="Text_20_body"><text:span text:style-name="Strong_20_Emphasis">Risk trigger:</text:span><text:line-break/>When seen as destruction of value.</text:p>
      <text:p text:style-name="Horizontal_20_Line"/>
      <text:h text:style-name="Heading_20_3" text:outline-level="3"><text:span text:style-name="Strong_20_Emphasis">11. Average loan duration</text:span></text:h>
      <text:p text:style-name="Text_20_body"><text:span text:style-name="Strong_20_Emphasis">Why moderate:</text:span></text:p>
      <text:list text:style-name="L12">
        <text:list-item>
          <text:p text:style-name="P13">Sounds like efficiency metric</text:p>
        </text:list-item>
        <text:list-item>
          <text:p text:style-name="P13">Sensitive to loan rules</text:p>
        </text:list-item>
      </text:list>
      <text:p text:style-name="Text_20_body"><text:span text:style-name="Strong_20_Emphasis">Risk trigger:</text:span><text:line-break/>When used to justify rule changes without evidence.</text:p>
      <text:p text:style-name="Horizontal_20_Line"/>
      <text:h text:style-name="Heading_20_1" text:outline-level="1"><text:soft-page-break/>🟠 HIGH POLITICAL RISK</text:h>
      <text:p text:style-name="Text_20_body"><text:span text:style-name="Emphasis">Correct data, dangerous narratives</text:span></text:p>
      <text:h text:style-name="Heading_20_3" text:outline-level="3"><text:span text:style-name="Strong_20_Emphasis">12. Holds fill rate</text:span></text:h>
      <text:p text:style-name="Text_20_body"><text:span text:style-name="Strong_20_Emphasis">Why high risk:</text:span></text:p>
      <text:list text:style-name="L13">
        <text:list-item>
          <text:p text:style-name="P14">Feels like a service quality score</text:p>
        </text:list-item>
        <text:list-item>
          <text:p text:style-name="P14">Staff-dependent</text:p>
        </text:list-item>
      </text:list>
      <text:p text:style-name="Text_20_body"><text:span text:style-name="Strong_20_Emphasis">Risk trigger:</text:span><text:line-break/>Used as staff performance metric.</text:p>
      <text:p text:style-name="Horizontal_20_Line"/>
      <text:h text:style-name="Heading_20_3" text:outline-level="3"><text:span text:style-name="Strong_20_Emphasis">13. In-library use</text:span></text:h>
      <text:p text:style-name="Text_20_body"><text:span text:style-name="Strong_20_Emphasis">Why high risk:</text:span></text:p>
      <text:list text:style-name="L14">
        <text:list-item>
          <text:p text:style-name="P15">Inconsistent capture</text:p>
        </text:list-item>
        <text:list-item>
          <text:p text:style-name="P15">Staff-workload dependent</text:p>
        </text:list-item>
      </text:list>
      <text:p text:style-name="Text_20_body"><text:span text:style-name="Strong_20_Emphasis">Risk trigger:</text:span><text:line-break/>Seen as evidence for staffing or space decisions.</text:p>
      <text:p text:style-name="Horizontal_20_Line"/>
      <text:h text:style-name="Heading_20_3" text:outline-level="3"><text:span text:style-name="Strong_20_Emphasis">14. Overdue rate</text:span></text:h>
      <text:p text:style-name="Text_20_body"><text:span text:style-name="Strong_20_Emphasis">Why high risk:</text:span></text:p>
      <text:list text:style-name="L15">
        <text:list-item>
          <text:p text:style-name="P16">Moralises user behaviour</text:p>
        </text:list-item>
        <text:list-item>
          <text:p text:style-name="P16">Policy-sensitive</text:p>
        </text:list-item>
      </text:list>
      <text:p text:style-name="Text_20_body"><text:span text:style-name="Strong_20_Emphasis">Risk trigger:</text:span><text:line-break/>Used to justify fines or punitive measures.</text:p>
      <text:p text:style-name="Horizontal_20_Line"/>
      <text:h text:style-name="Heading_20_1" text:outline-level="1">🔴 VERY HIGH POLITICAL RISK</text:h>
      <text:p text:style-name="Text_20_body"><text:span text:style-name="Emphasis">Analytically powerful, politically explosive</text:span></text:p>
      <text:h text:style-name="Heading_20_3" text:outline-level="3"><text:span text:style-name="Strong_20_Emphasis">15. Percentage of collection never borrowed</text:span></text:h>
      <text:p text:style-name="Text_20_body"><text:span text:style-name="Strong_20_Emphasis">Why very high risk:</text:span></text:p>
      <text:list text:style-name="L16">
        <text:list-item>
          <text:p text:style-name="P17">Implies waste</text:p>
        </text:list-item>
        <text:list-item>
          <text:p text:style-name="P17">Ignores purpose and time</text:p>
        </text:list-item>
      </text:list>
      <text:p text:style-name="Text_20_body"><text:span text:style-name="Strong_20_Emphasis">Risk trigger:</text:span><text:line-break/>Used to question collection strategy or staff competence.</text:p>
      <text:p text:style-name="Horizontal_20_Line"><text:soft-page-break/></text:p>
      <text:p text:style-name="Horizontal_20_Line"/>
      <text:h text:style-name="Heading_20_2" text:outline-level="2">Quick summary tabl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Risk tier</text:p>
            </table:table-cell>
            <table:table-cell table:style-name="Table1.A1" office:value-type="string">
              <text:p text:style-name="Table_20_Heading">KPIs</text:p>
            </table:table-cell>
          </table:table-row>
        </table:table-header-rows>
        <table:table-row>
          <table:table-cell table:style-name="Table1.A1" office:value-type="string">
            <text:p text:style-name="Table_20_Contents">🟢 Low</text:p>
          </table:table-cell>
          <table:table-cell table:style-name="Table1.A1" office:value-type="string">
            <text:p text:style-name="Table_20_Contents">Total loans, Active borrowers, New items added, Holds placed, Loans by branch, Loans by item type, Loans by borrower category</text:p>
          </table:table-cell>
        </table:table-row>
        <table:table-row>
          <table:table-cell table:style-name="Table1.A1" office:value-type="string">
            <text:p text:style-name="Table_20_Contents">🟡 Moderate</text:p>
          </table:table-cell>
          <table:table-cell table:style-name="Table1.A1" office:value-type="string">
            <text:p text:style-name="Table_20_Contents">Loans per active borrower, Renewals count, Withdrawn items, Average loan duration</text:p>
          </table:table-cell>
        </table:table-row>
        <table:table-row>
          <table:table-cell table:style-name="Table1.A1" office:value-type="string">
            <text:p text:style-name="Table_20_Contents">🟠 High</text:p>
          </table:table-cell>
          <table:table-cell table:style-name="Table1.A1" office:value-type="string">
            <text:p text:style-name="Table_20_Contents">Holds fill rate, In-library use, Overdue rate</text:p>
          </table:table-cell>
        </table:table-row>
        <table:table-row>
          <table:table-cell table:style-name="Table1.A1" office:value-type="string">
            <text:p text:style-name="Table_20_Contents">🔴 Very high</text:p>
          </table:table-cell>
          <table:table-cell table:style-name="Table1.A1" office:value-type="string">
            <text:p text:style-name="Table_20_Contents">% of collection never borrowed</text:p>
          </table:table-cell>
        </table:table-row>
      </table:table>
      <text:p text:style-name="Horizontal_20_Line"/>
      <text:h text:style-name="Heading_20_2" text:outline-level="2">Practical recommendation (battle-tested)</text:h>
      <text:p text:style-name="Text_20_body"><text:span text:style-name="Strong_20_Emphasis">For v1 dashboard:</text:span></text:p>
      <text:list text:style-name="L17">
        <text:list-item>
          <text:p text:style-name="P18"><text:span text:style-name="Strong_20_Emphasis">Headline KPIs:</text:span> 🟢 only</text:p>
        </text:list-item>
        <text:list-item>
          <text:p text:style-name="P18"><text:span text:style-name="Strong_20_Emphasis">Secondary panels:</text:span> 🟡</text:p>
        </text:list-item>
        <text:list-item>
          <text:p text:style-name="P18"><text:span text:style-name="Strong_20_Emphasis">Expandable / internal:</text:span> 🟠</text:p>
        </text:list-item>
        <text:list-item>
          <text:p text:style-name="P18"><text:span text:style-name="Strong_20_Emphasis">Do not show by default:</text:span> 🔴</text:p>
        </text:list-item>
      </text:list>
      <text:p text:style-name="Text_20_body">This doesn’t mean hiding data — it means <text:span text:style-name="Emphasis">sequencing trust</text:span>.</text:p>
      <text:p text:style-name="Horizontal_20_Line"/>
      <text:h text:style-name="Heading_20_2" text:outline-level="2">Why this matters for your architecture</text:h>
      <text:p text:style-name="Text_20_body">You’re building:</text:p>
      <text:list text:style-name="L18">
        <text:list-item>
          <text:p text:style-name="P19">JSON contracts</text:p>
        </text:list-item>
        <text:list-item>
          <text:p text:style-name="P19">CSV pipelines</text:p>
        </text:list-item>
        <text:list-item>
          <text:p text:style-name="P19">Automated refresh</text:p>
        </text:list-item>
      </text:list>
      <text:p text:style-name="Text_20_body">That means <text:span text:style-name="Strong_20_Emphasis">numbers will travel</text:span>.<text:line-break/>Once they leave your control, politics begin.</text:p>
      <text:p text:style-name="Text_20_body">Embedding this risk awareness now lets you:</text:p>
      <text:list text:style-name="L19">
        <text:list-item>
          <text:p text:style-name="P20">tag KPIs with <text:span text:style-name="Source_20_Text">risk_level</text:span></text:p>
        </text:list-item>
        <text:list-item>
          <text:p text:style-name="P20">control visibility</text:p>
        </text:list-item>
        <text:list-item>
          <text:p text:style-name="P20">defend design choices later</text:p>
        </text:list-item>
      </text:list>
      <text:p text:style-name="Horizontal_20_Line"/>
      <text:h text:style-name="Heading_20_3" text:outline-level="3">Next logical step options</text:h>
      <text:list text:style-name="L20">
        <text:list-item>
          <text:p text:style-name="P21">Add <text:span text:style-name="Source_20_Text">risk_level</text:span> + <text:span text:style-name="Source_20_Text">definition</text:span> into the JSON schema</text:p>
        </text:list-item>
        <text:list-item>
          <text:p text:style-name="P21"><text:soft-page-break/>Design <text:span text:style-name="Strong_20_Emphasis">two dashboard modes</text:span> (Management / Internal)</text:p>
        </text:list-item>
        <text:list-item>
          <text:p text:style-name="P21">Decide a <text:span text:style-name="Strong_20_Emphasis">v1 KPI shortlist</text:span></text:p>
        </text:list-item>
        <text:list-item>
          <text:p text:style-name="P21">Draft a short <text:span text:style-name="Emphasis">“How to read this dashboard”</text:span> preface</text:p>
        </text:list-item>
      </text:list>
      <text:p text:style-name="Text_20_body">Tell me where you want to go next and we’ll keep this both technically solid <text:span text:style-name="Emphasis">and</text:span> politically survivabl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01:42:45.546744779</meta:creation-date>
    <dc:date>2026-01-31T01:43:29.915475480</dc:date>
    <meta:editing-duration>PT44S</meta:editing-duration>
    <meta:editing-cycles>1</meta:editing-cycles>
    <meta:document-statistic meta:table-count="1" meta:image-count="0" meta:object-count="0" meta:page-count="6" meta:paragraph-count="126" meta:word-count="676" meta:character-count="4074" meta:non-whitespace-character-count="3567"/>
    <meta:generator>LibreOffice/25.2.3.2$Linux_AARCH64 LibreOffice_project/520$Build-2</meta:generator>
  </office:meta>
</office:document-meta>
</file>